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1"/>
    <style:style style:name="P11" style:family="paragraph" style:parent-style-name="Standard" style:list-style-name="L1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fessional Engineering Ethics</text:span> (what you should do)</text:p>
      <text:p text:style-name="Standard"/>
      <text:p text:style-name="Standard">Overview:</text:p>
      <text:p text:style-name="Standard">Duty to Society</text:p>
      <text:list xml:id="list1065413459" text:style-name="L3">
        <text:list-item>
          <text:p text:style-name="P1">Public welfare comes first</text:p>
        </text:list-item>
        <text:list-item>
          <text:p text:style-name="P1">Safety, health, welfare</text:p>
        </text:list-item>
      </text:list>
      <text:p text:style-name="Standard">Duty to Employers</text:p>
      <text:list xml:id="list1555054046" text:style-name="L4">
        <text:list-item>
          <text:p text:style-name="P2">loyalty</text:p>
        </text:list-item>
        <text:list-item>
          <text:p text:style-name="P2">maintain confidentiality</text:p>
        </text:list-item>
        <text:list-item>
          <text:p text:style-name="P2">disclose conflicts of interest</text:p>
        </text:list-item>
      </text:list>
      <text:p text:style-name="Standard">Duty to Colleagues</text:p>
      <text:list xml:id="list1263356261" text:style-name="L5">
        <text:list-item>
          <text:p text:style-name="P3">courtesy and goodwill</text:p>
        </text:list-item>
        <text:list-item>
          <text:p text:style-name="P3">inform fellow engineers if asked to review their work</text:p>
        </text:list-item>
      </text:list>
      <text:p text:style-name="Standard">Duty to Employees</text:p>
      <text:list xml:id="list1080759269" text:style-name="L6">
        <text:list-item>
          <text:p text:style-name="P4">recognize their rights</text:p>
        </text:list-item>
      </text:list>
      <text:p text:style-name="Standard">Duty to the Profession</text:p>
      <text:list xml:id="list1094317322" text:style-name="L7">
        <text:list-item>
          <text:p text:style-name="P5">maintain its dignity and prestige</text:p>
        </text:list-item>
      </text:list>
      <text:p text:style-name="Standard">Duty to Oneself</text:p>
      <text:list xml:id="list1495872634" text:style-name="L8">
        <text:list-item>
          <text:p text:style-name="P6">adequate payment, good conditions, strive for excellence, maintain competence</text:p>
        </text:list-item>
      </text:list>
      <text:p text:style-name="Standard"/>
      <text:p text:style-name="Standard"><text:span text:style-name="T1">Professional Misconduct</text:span> (what you must not do)</text:p>
      <text:list xml:id="list2137237519" text:style-name="L9">
        <text:list-item>
          <text:p text:style-name="P7">includes negligence, incompetence, professioanl misconduct</text:p>
        </text:list-item>
        <text:list-item>
          <text:p text:style-name="P7">penalties include fines, suspended license, monitored or restricted work, lecture</text:p>
        </text:list-item>
        <text:list-item>
          <text:p text:style-name="P7">enforced by PEO - they also prosecute in court those who practice without a license</text:p>
        </text:list-item>
      </text:list>
      <text:p text:style-name="Standard"/>
      <text:p text:style-name="P9">The Engineer's Seal</text:p>
      <text:list xml:id="list684222952" text:style-name="L10">
        <text:list-item>
          <text:p text:style-name="P8">used for final documents (such as drawings, specifications, plans, report, etc.)</text:p>
        </text:list-item>
        <text:list-item>
          <text:p text:style-name="P8">not to be used for drafts, or other people's work</text:p>
        </text:list-item>
      </text:list>
      <text:p text:style-name="Standard"/>
      <text:p text:style-name="P9">The Iron Ring</text:p>
      <text:list xml:id="list1928966318" text:style-name="L11">
        <text:list-item>
          <text:p text:style-name="P10">not connected to provincial engineering bodies</text:p>
        </text:list-item>
        <text:list-item>
          <text:p text:style-name="P10">awarded in a closed ceremony near the end of studies</text:p>
        </text:list-item>
        <text:list-item>
          <text:p text:style-name="P10">the oath was written by Rudyard Kipling</text:p>
        </text:list-item>
      </text:list>
      <text:p text:style-name="Standard"/>
      <text:p text:style-name="P9">Software</text:p>
      <text:list xml:id="list1890319306" text:style-name="L12">
        <text:list-item>
          <text:p text:style-name="P11">the user is responsible for making sure that the program's output is correct</text:p>
        </text:list-item>
        <text:list-item>
          <text:p text:style-name="P11">this may change as more software is designed by software engine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21T11:32:19</meta:creation-date>
    <meta:generator>OpenOffice.org/3.2$Unix OpenOffice.org_project/320m19$Build-9505</meta:generator>
    <dc:date>2010-10-05T12:27:44</dc:date>
    <dc:creator>Sandy Maguire</dc:creator>
    <meta:editing-duration>PT02H03M03S</meta:editing-duration>
    <meta:editing-cycles>59</meta:editing-cycles>
    <meta:document-statistic meta:table-count="0" meta:image-count="0" meta:object-count="0" meta:page-count="1" meta:paragraph-count="32" meta:word-count="202" meta:character-count="1217"/>
  </office:meta>
</office:document-meta>
</file>